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WenQuanYi Micro Hei" fo:font-size="12pt" officeooo:paragraph-rsid="0023cddd" style:font-name-asian="WenQuanYi Micro Hei" style:font-size-asian="12pt" style:font-size-complex="12pt"/>
    </style:style>
    <style:style style:name="P2" style:family="paragraph" style:parent-style-name="Standard">
      <style:text-properties style:font-name="WenQuanYi Micro Hei" fo:font-size="12pt" officeooo:paragraph-rsid="0034ad5b" style:font-name-asian="WenQuanYi Micro Hei" style:font-size-asian="12pt" style:font-size-complex="12pt"/>
    </style:style>
    <style:style style:name="P3" style:family="paragraph" style:parent-style-name="Standard">
      <style:text-properties style:font-name="WenQuanYi Micro Hei" fo:font-size="12pt" officeooo:paragraph-rsid="0035fe81" style:font-name-asian="WenQuanYi Micro Hei" style:font-size-asian="12pt" style:font-size-complex="12pt"/>
    </style:style>
    <style:style style:name="T1" style:family="text">
      <style:text-properties officeooo:rsid="0034ad5b"/>
    </style:style>
    <style:style style:name="T2" style:family="text">
      <style:text-properties officeooo:rsid="0035fe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在《人月神话》一书中，提及了软件工程中必备的一个概念：自文档化。所谓自文档化，就是把文档和代码合二为一，既增强了文档的可维护性，又增强了代码的可读性，一举两得，何乐而不为呢？</text:p>
      <text:p text:style-name="P1">在Qt开发中，就有这样的自文档化工具：qdoc。使用qdoc，通常分三步走。</text:p>
      <text:p text:style-name="P1">第一步，添加QDoc注释到必要的.cpp文件或.qdoc文件，在.h文件中添加QDoc注释是无效的。</text:p>
      <text:p text:style-name="P1">第二步，编辑.qdocconf配置文件。</text:p>
      <text:p text:style-name="P1">第三步，运行qdoc，默认生成HTML文档，命令如下：</text:p>
      <text:p text:style-name="P2"><text:span text:style-name="T1">$ xxx/bin/qdoc ./config.qdocconf</text:span></text:p>
      <text:p text:style-name="P3">QDoc注释<text:span text:style-name="T2">和配置文件说明可通过Qt助手查看，里面有详细的介绍。</text:span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5-04-07T09:31:07</meta:creation-date>
    <meta:generator>LibreOffice/4.0.2.2$Linux_X86_64 LibreOffice_project/400m0$Build-2</meta:generator>
    <dc:date>2015-04-08T13:13:47</dc:date>
    <dc:creator>hanjunjie </dc:creator>
    <meta:editing-duration>PT57M25S</meta:editing-duration>
    <meta:editing-cycles>31</meta:editing-cycles>
    <meta:document-statistic meta:table-count="0" meta:image-count="0" meta:object-count="0" meta:page-count="1" meta:paragraph-count="7" meta:word-count="218" meta:character-count="286" meta:non-whitespace-character-count="284"/>
  </office:meta>
</office:document-meta>
</file>